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19in"/>
    </style:style>
    <style:style style:name="co3" style:family="table-column">
      <style:table-column-properties fo:break-before="auto" style:column-width="2.2752in"/>
    </style:style>
    <style:style style:name="co4" style:family="table-column">
      <style:table-column-properties fo:break-before="auto" style:column-width="1.3665in"/>
    </style:style>
    <style:style style:name="co5" style:family="table-column">
      <style:table-column-properties fo:break-before="auto" style:column-width="1.1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SimulationValue</text:p>
          </table:table-cell>
          <table:table-cell office:value-type="string" calcext:value-type="string">
            <text:p>CellValue</text:p>
          </table:table-cell>
          <table:table-cell office:value-type="string" calcext:value-type="string">
            <text:p>RsquareValue</text:p>
          </table:table-cell>
          <table:table-cell office:value-type="string" calcext:value-type="string">
            <text:p>PctContribution</text:p>
          </table:table-cell>
          <table:table-cell office:value-type="string" calcext:value-type="string">
            <text:p>Genotype</text:p>
          </table:table-cell>
        </table:table-row>
        <table:table-row table:style-name="ro1">
          <table:table-cell office:value-type="string" calcext:value-type="string">
            <text:p>TregProl</text:p>
          </table:table-cell>
          <table:table-cell office:value-type="float" office:value="96" calcext:value-type="float">
            <text:p>96</text:p>
          </table:table-cell>
          <table:table-cell office:value-type="float" office:value="250.313390130569" calcext:value-type="float">
            <text:p>250.313390130569</text:p>
          </table:table-cell>
          <table:table-cell office:value-type="float" office:value="77.0136983840354" calcext:value-type="float">
            <text:p>77.0136983840354</text:p>
          </table:table-cell>
          <table:table-cell office:value-type="float" office:value="5.0636026784399" calcext:value-type="float">
            <text:p>5.0636026784399</text:p>
          </table:table-cell>
          <table:table-cell office:value-type="float" office:value="0.0151780827202312" calcext:value-type="float">
            <text:p>0.015178082720231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string" calcext:value-type="string">
            <text:p>TregProl</text:p>
          </table:table-cell>
          <table:table-cell office:value-type="float" office:value="96" calcext:value-type="float">
            <text:p>96</text:p>
          </table:table-cell>
          <table:table-cell office:value-type="float" office:value="250.313390130569" calcext:value-type="float">
            <text:p>250.313390130569</text:p>
          </table:table-cell>
          <table:table-cell office:value-type="float" office:value="91.9326164379649" calcext:value-type="float">
            <text:p>91.9326164379649</text:p>
          </table:table-cell>
          <table:table-cell office:value-type="float" office:value="2.96801218359714" calcext:value-type="float">
            <text:p>2.96801218359714</text:p>
          </table:table-cell>
          <table:table-cell office:value-type="float" office:value="0.00889657765391085" calcext:value-type="float">
            <text:p>0.008896577653911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string" calcext:value-type="string">
            <text:p>ActTProl</text:p>
          </table:table-cell>
          <table:table-cell office:value-type="float" office:value="168" calcext:value-type="float">
            <text:p>168</text:p>
          </table:table-cell>
          <table:table-cell office:value-type="float" office:value="5740.83000157798" calcext:value-type="float">
            <text:p>5740.83000157798</text:p>
          </table:table-cell>
          <table:table-cell office:value-type="float" office:value="2664.59965991303" calcext:value-type="float">
            <text:p>2664.59965991303</text:p>
          </table:table-cell>
          <table:table-cell office:value-type="float" office:value="1.33282695273594" calcext:value-type="float">
            <text:p>1.33282695273594</text:p>
          </table:table-cell>
          <table:table-cell office:value-type="float" office:value="0.0039951313373214" calcext:value-type="float">
            <text:p>0.003995131337321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string" calcext:value-type="string">
            <text:p>ActTCT</text:p>
          </table:table-cell>
          <table:table-cell office:value-type="float" office:value="432" calcext:value-type="float">
            <text:p>432</text:p>
          </table:table-cell>
          <table:table-cell office:value-type="float" office:value="581402.780387405" calcext:value-type="float">
            <text:p>581402.780387405</text:p>
          </table:table-cell>
          <table:table-cell office:value-type="float" office:value="240971.954672332" calcext:value-type="float">
            <text:p>240971.954672332</text:p>
          </table:table-cell>
          <table:table-cell office:value-type="float" office:value="1.99583555601303" calcext:value-type="float">
            <text:p>1.99583555601303</text:p>
          </table:table-cell>
          <table:table-cell office:value-type="float" office:value="0.00623410154102418" calcext:value-type="float">
            <text:p>0.006234101541024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ActTCT</text:p>
          </table:table-cell>
          <table:table-cell office:value-type="float" office:value="432" calcext:value-type="float">
            <text:p>432</text:p>
          </table:table-cell>
          <table:table-cell office:value-type="float" office:value="581402.780387405" calcext:value-type="float">
            <text:p>581402.780387405</text:p>
          </table:table-cell>
          <table:table-cell office:value-type="float" office:value="240971.954672332" calcext:value-type="float">
            <text:p>240971.954672332</text:p>
          </table:table-cell>
          <table:table-cell office:value-type="float" office:value="1.99583555601303" calcext:value-type="float">
            <text:p>1.99583555601303</text:p>
          </table:table-cell>
          <table:table-cell office:value-type="float" office:value="0.00623410154102418" calcext:value-type="float">
            <text:p>0.006234101541024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ActTCT</text:p>
          </table:table-cell>
          <table:table-cell office:value-type="float" office:value="432" calcext:value-type="float">
            <text:p>432</text:p>
          </table:table-cell>
          <table:table-cell office:value-type="float" office:value="581402.780387405" calcext:value-type="float">
            <text:p>581402.780387405</text:p>
          </table:table-cell>
          <table:table-cell office:value-type="float" office:value="240971.954672332" calcext:value-type="float">
            <text:p>240971.954672332</text:p>
          </table:table-cell>
          <table:table-cell office:value-type="float" office:value="1.99583555601303" calcext:value-type="float">
            <text:p>1.99583555601303</text:p>
          </table:table-cell>
          <table:table-cell office:value-type="float" office:value="0.00623410154102418" calcext:value-type="float">
            <text:p>0.006234101541024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TregProl</text:p>
          </table:table-cell>
          <table:table-cell office:value-type="float" office:value="216" calcext:value-type="float">
            <text:p>216</text:p>
          </table:table-cell>
          <table:table-cell office:value-type="float" office:value="1672.20335204154" calcext:value-type="float">
            <text:p>1672.20335204154</text:p>
          </table:table-cell>
          <table:table-cell office:value-type="float" office:value="175.657406275524" calcext:value-type="float">
            <text:p>175.657406275524</text:p>
          </table:table-cell>
          <table:table-cell office:value-type="float" office:value="72.5850496088386" calcext:value-type="float">
            <text:p>72.5850496088386</text:p>
          </table:table-cell>
          <table:table-cell office:value-type="float" office:value="0.169341235693332" calcext:value-type="float">
            <text:p>0.169341235693332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string" calcext:value-type="string">
            <text:p>TregProl</text:p>
          </table:table-cell>
          <table:table-cell office:value-type="float" office:value="96" calcext:value-type="float">
            <text:p>96</text:p>
          </table:table-cell>
          <table:table-cell office:value-type="float" office:value="467.148064621438" calcext:value-type="float">
            <text:p>467.148064621438</text:p>
          </table:table-cell>
          <table:table-cell office:value-type="float" office:value="77.0136983840354" calcext:value-type="float">
            <text:p>77.0136983840354</text:p>
          </table:table-cell>
          <table:table-cell office:value-type="float" office:value="25.6621155943379" calcext:value-type="float">
            <text:p>25.6621155943379</text:p>
          </table:table-cell>
          <table:table-cell office:value-type="float" office:value="0.0598698270328265" calcext:value-type="float">
            <text:p>0.059869827032827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string" calcext:value-type="string">
            <text:p>TregProl</text:p>
          </table:table-cell>
          <table:table-cell office:value-type="float" office:value="96" calcext:value-type="float">
            <text:p>96</text:p>
          </table:table-cell>
          <table:table-cell office:value-type="float" office:value="467.148064621438" calcext:value-type="float">
            <text:p>467.148064621438</text:p>
          </table:table-cell>
          <table:table-cell office:value-type="float" office:value="91.9326164379649" calcext:value-type="float">
            <text:p>91.9326164379649</text:p>
          </table:table-cell>
          <table:table-cell office:value-type="float" office:value="16.6579740153988" calcext:value-type="float">
            <text:p>16.6579740153988</text:p>
          </table:table-cell>
          <table:table-cell office:value-type="float" office:value="0.0388631256590275" calcext:value-type="float">
            <text:p>0.038863125659028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string" calcext:value-type="string">
            <text:p>ActivatedNaive</text:p>
          </table:table-cell>
          <table:table-cell office:value-type="float" office:value="216" calcext:value-type="float">
            <text:p>216</text:p>
          </table:table-cell>
          <table:table-cell office:value-type="float" office:value="134716.026013621" calcext:value-type="float">
            <text:p>134716.026013621</text:p>
          </table:table-cell>
          <table:table-cell office:value-type="float" office:value="29248.9459219884" calcext:value-type="float">
            <text:p>29248.9459219884</text:p>
          </table:table-cell>
          <table:table-cell office:value-type="float" office:value="13.0020971282082" calcext:value-type="float">
            <text:p>13.0020971282082</text:p>
          </table:table-cell>
          <table:table-cell office:value-type="float" office:value="0.0303339490178895" calcext:value-type="float">
            <text:p>0.03033394901789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string" calcext:value-type="string">
            <text:p>ActTCT</text:p>
          </table:table-cell>
          <table:table-cell office:value-type="float" office:value="216" calcext:value-type="float">
            <text:p>216</text:p>
          </table:table-cell>
          <table:table-cell office:value-type="float" office:value="156108.439447346" calcext:value-type="float">
            <text:p>156108.439447346</text:p>
          </table:table-cell>
          <table:table-cell office:value-type="float" office:value="36785.3901043061" calcext:value-type="float">
            <text:p>36785.3901043061</text:p>
          </table:table-cell>
          <table:table-cell office:value-type="float" office:value="10.5219916952813" calcext:value-type="float">
            <text:p>10.5219916952813</text:p>
          </table:table-cell>
          <table:table-cell office:value-type="float" office:value="0.0245478522813731" calcext:value-type="float">
            <text:p>0.024547852281373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string" calcext:value-type="string">
            <text:p>ActTProl</text:p>
          </table:table-cell>
          <table:table-cell office:value-type="float" office:value="168" calcext:value-type="float">
            <text:p>168</text:p>
          </table:table-cell>
          <table:table-cell office:value-type="float" office:value="10932.2200921258" calcext:value-type="float">
            <text:p>10932.2200921258</text:p>
          </table:table-cell>
          <table:table-cell office:value-type="float" office:value="2664.59965991303" calcext:value-type="float">
            <text:p>2664.59965991303</text:p>
          </table:table-cell>
          <table:table-cell office:value-type="float" office:value="9.62713636552905" calcext:value-type="float">
            <text:p>9.62713636552905</text:p>
          </table:table-cell>
          <table:table-cell office:value-type="float" office:value="0.0224601509141682" calcext:value-type="float">
            <text:p>0.022460150914168</text:p>
          </table:table-cell>
          <table:table-cell office:value-type="string" calcext:value-type="string">
            <text:p>K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11:28:56.719887681</meta:creation-date>
    <dc:date>2021-11-29T08:49:16.248115173</dc:date>
    <meta:editing-duration>PT21H10M7S</meta:editing-duration>
    <meta:editing-cycles>4</meta:editing-cycles>
    <meta:generator>LibreOffice/6.4.7.2$Linux_X86_64 LibreOffice_project/40$Build-2</meta:generator>
    <meta:document-statistic meta:table-count="1" meta:cell-count="91" meta:object-count="0"/>
  </office:meta>
</office:document-meta>
</file>